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4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4.905cm"/>
    </style:style>
    <style:style style:name="co5" style:family="table-column">
      <style:table-column-properties fo:break-before="auto" style:column-width="43.09cm"/>
    </style:style>
    <style:style style:name="co6" style:family="table-column">
      <style:table-column-properties fo:break-before="auto" style:column-width="15.5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tfor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em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fil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ti-austerity, pro-welfare, 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, Daniel Blake</text:p>
          </table:table-cell>
          <table:table-cell office:value-type="string" calcext:value-type="string">
            <text:p>fil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o-welfare, 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erNormalisation </text:p>
          </table:table-cell>
          <table:table-cell office:value-type="string" calcext:value-type="string">
            <text:p>documenta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nti-consumerism, anti-capitalism </text:p>
          </table:table-cell>
          <table:table-cell/>
          <table:table-cell office:value-type="string" calcext:value-type="string">
            <text:p>magnet:?xt=urn:btih:80af5229ec5785ac7bf0f54b140e5b8ba68eed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Big Short</text:p>
          </table:table-cell>
          <table:table-cell office:value-type="string" calcext:value-type="string">
            <text:p>fil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nti-capi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ter Lake</text:p>
          </table:table-cell>
          <table:table-cell office:value-type="string" calcext:value-type="string">
            <text:p>documentary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ysium</text:p>
          </table:table-cell>
          <table:table-cell office:value-type="string" calcext:value-type="string">
            <text:p>fil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de</text:p>
          </table:table-cell>
          <table:table-cell office:value-type="string" calcext:value-type="string">
            <text:p>fil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lid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Lego Movie</text:p>
          </table:table-cell>
          <table:table-cell office:value-type="string" calcext:value-type="string">
            <text:p>fil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ti-capi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ysium</text:p>
          </table:table-cell>
          <table:table-cell office:value-type="string" calcext:value-type="string">
            <text:p>fil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Pervert's Guide to Ideology</text:p>
          </table:table-cell>
          <table:table-cell office:value-type="string" calcext:value-type="string">
            <text:p>documentary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magnet:?xt=urn:btih:d4a71a3cf7ebb41da6e5ea07c12a9f2ca1ea35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Hunger Games film franchis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2012–2015</text:p>
          </table:table-cell>
          <table:table-cell office:value-type="string" calcext:value-type="string">
            <text:p>anti-classism, anti-fascism, anti-disinform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ictator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fascism</text:p>
          </table:table-cell>
          <table:table-cell office:value-type="string" calcext:value-type="string">
            <text:p>cave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nchained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 Watched Over by Machines of Loving Grace</text:p>
          </table:table-cell>
          <table:table-cell office:value-type="string" calcext:value-type="string">
            <text:p>documentary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chmen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lourious Basterds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fasc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rict 9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lassism, 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olonialism, 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·E</text:p>
          </table:table-cell>
          <table:table-cell office:value-type="string" calcext:value-type="string">
            <text:p>fil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Wind that Shakes the Barley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Pervert's Guide to Cinema</text:p>
          </table:table-cell>
          <table:table-cell office:value-type="string" calcext:value-type="string">
            <text:p>documentar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magnet:?xt=urn:btih:9b80299b773e55d4104f3bc275052d21496d3c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ives of Others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nti-totalitaria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of Men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d Diamond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 for Vendetta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d of the Dead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lass warfare, commentary on Iraw 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phie Scholl: The Final Days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ay After Tomorrow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m America: World Police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nti-colonialism</text:p>
          </table:table-cell>
          <table:table-cell office:value-type="string" calcext:value-type="string">
            <text:p>The opening of Team America is left-wing. Much of the rest of the film could be said to be far-right and anti-ga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ority Report</text:p>
          </table:table-cell>
          <table:table-cell office:value-type="string" calcext:value-type="string">
            <text:p>film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Men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racism, anti-radicalis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Psycho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Matrix</text:p>
          </table:table-cell>
          <table:table-cell office:value-type="string" calcext:value-type="string">
            <text:p>fil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nti-corporatism, anti-domination, progressiv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Bug's Life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ll Soldiers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History X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ship Troopers</text:p>
          </table:table-cell>
          <table:table-cell office:value-type="string" calcext:value-type="string">
            <text:p>film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nti-fascism, anti-milit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ael Collin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taria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pendence Day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mild environmentalism, solid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world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 and Freedom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nGully: The Last Rainforest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 3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Framed Roger Rabbit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y Live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consumerism, anti-capitalism, anti-domination</text:p>
          </table:table-cell>
          <table:table-cell/>
          <table:table-cell office:value-type="string" calcext:value-type="string">
            <text:p>magnet:?xt=urn:btih:2c6f12a3e0543dd41d6a3b1f4ecd824244e915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ocop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nti-corporatism, anti-fascism</text:p>
          </table:table-cell>
          <table:table-cell office:value-type="string" calcext:value-type="string">
            <text:p>The first one is particularly good, but all the sequels are left-wing and progressively show the impacts of corporatism and domination (a little like how the Mad Max films have the society break down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 Metal Jacket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s</text:p>
          </table:table-cell>
          <table:table-cell office:value-type="string" calcext:value-type="string">
            <text:p>fil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y of the Dead</text:p>
          </table:table-cell>
          <table:table-cell office:value-type="string" calcext:value-type="string">
            <text:p>film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anti-milit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neteen Eighty-Four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nti-totalitaria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Terminator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ower and control through autom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ne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o Man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nti-corpo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ead Zone</text:p>
          </table:table-cell>
          <table:table-cell office:value-type="string" calcext:value-type="string">
            <text:p>film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wage labour, anti-fascist</text:p>
          </table:table-cell>
          <table:table-cell/>
          <table:table-cell office:value-type="string" calcext:value-type="string">
            <text:p>magnet:?xt=urn:btih:57553a9b7414371c77dfc7b495c7dd616ace42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bo: First Blood</text:p>
          </table:table-cell>
          <table:table-cell office:value-type="string" calcext:value-type="string">
            <text:p>film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nti-military, pro-welf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ers of the Lost Arc</text:p>
          </table:table-cell>
          <table:table-cell office:value-type="string" calcext:value-type="string">
            <text:p>fil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anti-fascist, hints of anti-col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fil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ti-corporate</text:p>
          </table:table-cell>
          <table:table-cell/>
          <table:table-cell office:value-type="string" calcext:value-type="string">
            <text:p>magnet:?xt=urn:btih:204da316cfebeab22b1bfd2ab3b23b73141fdd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wn of the Dead</text:p>
          </table:table-cell>
          <table:table-cell office:value-type="string" calcext:value-type="string">
            <text:p>film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anti-consumer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film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nti-fascist, deradical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tic Planet</text:p>
          </table:table-cell>
          <table:table-cell office:value-type="string" calcext:value-type="string">
            <text:p>film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anti-hierarchy, anti-exploitation, anti-sla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ent Running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aret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anti-fascism, progress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X 1138</text:p>
          </table:table-cell>
          <table:table-cell office:value-type="string" calcext:value-type="string">
            <text:p>film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wage lab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…</text:p>
          </table:table-cell>
          <table:table-cell office:value-type="string" calcext:value-type="string">
            <text:p>fil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ti-classism, anti-hierarc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ht of the Living Dead</text:p>
          </table:table-cell>
          <table:table-cell office:value-type="string" calcext:value-type="string">
            <text:p>fil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Battle of Algiers</text:p>
          </table:table-cell>
          <table:table-cell office:value-type="string" calcext:value-type="string">
            <text:p>film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. Strangelove or: How I Learned to Stop Worrying and Love the Bomb</text:p>
          </table:table-cell>
          <table:table-cell office:value-type="string" calcext:value-type="string">
            <text:p>film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anti-military, 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Time Machine</text:p>
          </table:table-cell>
          <table:table-cell office:value-type="string" calcext:value-type="string">
            <text:p>film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s of Glory</text:p>
          </table:table-cell>
          <table:table-cell office:value-type="string" calcext:value-type="string">
            <text:p>film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anti-hierarchy, anti-coercion, anti-corruption</text:p>
          </table:table-cell>
          <table:table-cell/>
          <table:table-cell office:value-type="string" calcext:value-type="string">
            <text:p>magnet:?xt=urn:btih:ea5ea22be35fb1027c5f77568fa320b63cd325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office:value-type="string" calcext:value-type="string">
            <text:p>film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a Wonderful Life</text:p>
          </table:table-cell>
          <table:table-cell office:value-type="string" calcext:value-type="string">
            <text:p>film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commu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Great Dictator</text:p>
          </table:table-cell>
          <table:table-cell office:value-type="string" calcext:value-type="string">
            <text:p>film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ropolis</text:p>
          </table:table-cell>
          <table:table-cell office:value-type="string" calcext:value-type="string">
            <text:p>film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workers’ rights, disinformation through technology (including a bot)</text:p>
          </table:table-cell>
          <table:table-cell office:value-type="string" calcext:value-type="string">
            <text:p>important historical cave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 Potemkin</text:p>
          </table:table-cell>
          <table:table-cell office:value-type="string" calcext:value-type="string">
            <text:p>film</text:p>
          </table:table-cell>
          <table:table-cell office:value-type="float" office:value="1925" calcext:value-type="float">
            <text:p>1925</text:p>
          </table:table-cell>
          <table:table-cell table:number-columns-repeated="7"/>
        </table:table-row>
        <table:table-row table:style-name="ro1" table:number-rows-repeated="1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TNG.A1:TNG.F76">
          <table:sort>
            <table:sort-by table:field-number="2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6T15:51:08.936608104</dc:date>
    <meta:editing-duration>P4DT23H46M44S</meta:editing-duration>
    <meta:editing-cycles>74</meta:editing-cycles>
    <meta:generator>LibreOffice/7.3.6.2$Linux_X86_64 LibreOffice_project/30$Build-2</meta:generator>
    <meta:document-statistic meta:table-count="1" meta:cell-count="308" meta:object-count="0"/>
  </office:meta>
</office:document-meta>
</file>